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bPa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Tmps tot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88243" calcext:value-type="float">
            <text:p>0.088243</text:p>
          </table:table-cell>
          <table:table-cell office:value-type="float" office:value="0.246465" calcext:value-type="float">
            <text:p>0.246465</text:p>
          </table:table-cell>
        </table:table-row>
        <table:table-row table:style-name="ro1">
          <table:table-cell/>
          <table:table-cell office:value-type="string" calcext:value-type="string">
            <text:p>Tmps calcMoy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000919" calcext:value-type="float">
            <text:p>0.000919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Mpi</text:p>
          </table:table-cell>
          <table:table-cell office:value-type="string" calcext:value-type="string">
            <text:p>Tmps t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N 64</text:p>
          </table:table-cell>
          <table:table-cell office:value-type="string" calcext:value-type="string">
            <text:p>Tmps calcMo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mps Send Mo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4:55:54.572029809</meta:creation-date>
    <meta:generator>LibreOffice/5.0.6.2$Linux_X86_64 LibreOffice_project/00$Build-2</meta:generator>
    <dc:date>2018-03-18T15:01:07.659448456</dc:date>
    <meta:editing-duration>PT5M13S</meta:editing-duration>
    <meta:editing-cycles>2</meta:editing-cycles>
    <meta:document-statistic meta:table-count="1" meta:cell-count="17" meta:object-count="0"/>
  </office:meta>
</office:document-meta>
</file>